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7cc" officeooo:paragraph-rsid="001ad7cc"/>
    </style:style>
    <style:style style:name="P2" style:family="paragraph" style:parent-style-name="Standard">
      <style:text-properties fo:font-weight="bold" officeooo:rsid="001c1e2d" officeooo:paragraph-rsid="001c1e2d" style:font-weight-asian="bold" style:font-weight-complex="bold"/>
    </style:style>
    <style:style style:name="P3" style:family="paragraph" style:parent-style-name="Standard" style:list-style-name="L1">
      <style:text-properties officeooo:paragraph-rsid="001c1e2d"/>
    </style:style>
    <style:style style:name="P4" style:family="paragraph" style:parent-style-name="Standard">
      <style:text-properties style:text-underline-style="solid" style:text-underline-width="auto" style:text-underline-color="font-color" officeooo:rsid="001ad7cc" officeooo:paragraph-rsid="001ad7cc"/>
    </style:style>
    <style:style style:name="T1" style:family="text">
      <style:text-properties officeooo:rsid="001c1e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figuración con postgres (1 pto)</text:p>
      <text:p text:style-name="P2">Crear una aplicación nueva con postgres, el nombre de la base de datos para test y para</text:p>
      <text:p text:style-name="P2">development debe ser prueba2_tunombre</text:p>
      <text:p text:style-name="P2">Primer commit</text:p>
      <text:p text:style-name="P1"/>
      <text:p text:style-name="P1"/>
      <text:p text:style-name="P1"/>
      <text:p text:style-name="P1"/>
      <text:p text:style-name="P2">Lógica a nivel de base de datos (2 ptos)</text:p>
      <text:list xml:id="list4824878992857335746" text:style-name="L1">
        <text:list-item>
          <text:p text:style-name="P3"><text:span text:style-name="T1">Construir el modelo de inventario, dentro del inventario en la etapa inicial solo guardaremos ítemes del tipo rueda. Cada item que se guarda en la tabla inventarios se hace por número de serie (Además de la PK) y además se debe guardar el tamaño de la rueda (un integer) y una descripción genérica.</text:span></text:p>
        </text:list-item>
        <text:list-item>
          <text:p text:style-name="P3"><text:span text:style-name="T1">Dentro de la migración se debe validar que el número de serie es único y no debe ser nulo</text:span></text:p>
        </text:list-item>
        <text:list-item>
          <text:p text:style-name="P3"><text:span text:style-name="T1">Segundo commit</text:span></text:p>
        </text:list-item>
      </text:list>
      <text:p text:style-name="P4"/>
      <text:p text:style-name="P1">Para crear la PK se abre el archivo en <text:s/>db/migrate en el cual se especifica que no sea null y que sea unico.</text:p>
      <text:p text:style-name="P1"/>
      <text:p text:style-name="P1">class CreateInventories &lt; ActiveRecord::Migration</text:p>
      <text:p text:style-name="P1"><text:s text:c="2"/>def change</text:p>
      <text:p text:style-name="P1"><text:s text:c="4"/>create_table :inventories do |t|</text:p>
      <text:p text:style-name="P1"><text:s text:c="6"/>t.integer :serial, index: true, unique: true, null: false</text:p>
      <text:p text:style-name="P1"><text:s text:c="6"/>t.string :description</text:p>
      <text:p text:style-name="P1"><text:s text:c="6"/>t.integer :size</text:p>
      <text:p text:style-name="P1"/>
      <text:p text:style-name="P1"><text:s text:c="6"/>t.timestamps null: false</text:p>
      <text:p text:style-name="P1"><text:s text:c="4"/>end</text:p>
      <text:p text:style-name="P1"><text:s text:c="2"/>end</text:p>
      <text:p text:style-name="P1">en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20:04:22.508555708</meta:creation-date>
    <dc:date>2016-07-07T22:04:05.631348060</dc:date>
    <meta:editing-duration>PT1H49M29S</meta:editing-duration>
    <meta:editing-cycles>2</meta:editing-cycles>
    <meta:generator>LibreOffice/5.1.3.2$Linux_X86_64 LibreOffice_project/10m0$Build-2</meta:generator>
    <meta:document-statistic meta:table-count="0" meta:image-count="0" meta:object-count="0" meta:page-count="1" meta:paragraph-count="19" meta:word-count="165" meta:character-count="976" meta:non-whitespace-character-count="796"/>
  </office:meta>
</office:document-meta>
</file>